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15d0" officeooo:paragraph-rsid="000515d0"/>
    </style:style>
    <style:style style:name="P2" style:family="paragraph" style:parent-style-name="Standard">
      <style:text-properties officeooo:rsid="000515d0" officeooo:paragraph-rsid="0006771d"/>
    </style:style>
    <style:style style:name="P3" style:family="paragraph" style:parent-style-name="Standard">
      <style:text-properties officeooo:rsid="000515d0" officeooo:paragraph-rsid="00083ccc"/>
    </style:style>
    <style:style style:name="P4" style:family="paragraph" style:parent-style-name="Standard">
      <style:text-properties style:font-name="Liberation Sans" officeooo:rsid="000515d0" officeooo:paragraph-rsid="000515d0"/>
    </style:style>
    <style:style style:name="P5" style:family="paragraph" style:parent-style-name="Standard">
      <style:text-properties style:font-name="Liberation Sans" officeooo:rsid="000515d0" officeooo:paragraph-rsid="0006771d"/>
    </style:style>
    <style:style style:name="P6" style:family="paragraph" style:parent-style-name="Standard">
      <style:text-properties style:font-name="Liberation Sans" officeooo:rsid="000515d0" officeooo:paragraph-rsid="00083ccc"/>
    </style:style>
    <style:style style:name="P7" style:family="paragraph" style:parent-style-name="Standard">
      <style:text-properties fo:font-weight="bold" officeooo:rsid="000515d0" officeooo:paragraph-rsid="000515d0" style:font-weight-asian="bold" style:font-weight-complex="bold"/>
    </style:style>
    <style:style style:name="P8" style:family="paragraph" style:parent-style-name="Standard">
      <style:text-properties officeooo:rsid="000e9abd" officeooo:paragraph-rsid="000e9abd"/>
    </style:style>
    <style:style style:name="P9" style:family="paragraph" style:parent-style-name="Standard">
      <style:text-properties officeooo:rsid="000e9abd" officeooo:paragraph-rsid="00108b3f"/>
    </style:style>
    <style:style style:name="P10" style:family="paragraph" style:parent-style-name="Standard">
      <style:text-properties officeooo:rsid="000e9abd" officeooo:paragraph-rsid="00103d82"/>
    </style:style>
    <style:style style:name="P11" style:family="paragraph" style:parent-style-name="Standard">
      <style:text-properties style:use-window-font-color="true" style:font-name="Liberation Serif" officeooo:rsid="0006771d" officeooo:paragraph-rsid="0006771d"/>
    </style:style>
    <style:style style:name="P12" style:family="paragraph" style:parent-style-name="Standard">
      <style:text-properties style:use-window-font-color="true" style:font-name="Liberation Serif" officeooo:rsid="0006771d" officeooo:paragraph-rsid="00083ccc"/>
    </style:style>
    <style:style style:name="P13" style:family="paragraph" style:parent-style-name="Standard">
      <style:text-properties style:use-window-font-color="true" style:font-name="Liberation Serif" officeooo:rsid="0006771d" officeooo:paragraph-rsid="000e9abd"/>
    </style:style>
    <style:style style:name="P14" style:family="paragraph" style:parent-style-name="Standard">
      <style:text-properties style:use-window-font-color="true" style:font-name="Liberation Serif" fo:font-weight="bold" officeooo:rsid="0006771d" officeooo:paragraph-rsid="000e9abd" style:font-weight-asian="bold" style:font-weight-complex="bold"/>
    </style:style>
    <style:style style:name="P15" style:family="paragraph" style:parent-style-name="Standard">
      <style:text-properties style:use-window-font-color="true" style:font-name="Liberation Serif" officeooo:rsid="0006771d" officeooo:paragraph-rsid="0006771d"/>
    </style:style>
    <style:style style:name="P16" style:family="paragraph" style:parent-style-name="Standard">
      <style:text-properties style:use-window-font-color="true" style:font-name="Liberation Serif" fo:font-weight="bold" officeooo:rsid="0006771d" officeooo:paragraph-rsid="00143c8c" style:font-weight-asian="bold" style:font-weight-complex="bold"/>
    </style:style>
    <style:style style:name="P17" style:family="paragraph" style:parent-style-name="Standard">
      <style:text-properties style:use-window-font-color="true" style:font-name="Liberation Serif" officeooo:rsid="00143c8c" officeooo:paragraph-rsid="00143c8c"/>
    </style:style>
    <style:style style:name="T1" style:family="text">
      <style:text-properties officeooo:rsid="000563b2"/>
    </style:style>
    <style:style style:name="T2" style:family="text">
      <style:text-properties fo:color="#6666ff"/>
    </style:style>
    <style:style style:name="T3" style:family="text">
      <style:text-properties fo:color="#6666ff" officeooo:rsid="0006771d"/>
    </style:style>
    <style:style style:name="T4" style:family="text">
      <style:text-properties fo:color="#6666ff" officeooo:rsid="00083ccc"/>
    </style:style>
    <style:style style:name="T5" style:family="text">
      <style:text-properties fo:color="#009933"/>
    </style:style>
    <style:style style:name="T6" style:family="text">
      <style:text-properties fo:color="#009933" officeooo:rsid="00083ccc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083ccc"/>
    </style:style>
    <style:style style:name="T9" style:family="text">
      <style:text-properties style:use-window-font-color="true" officeooo:rsid="0006771d"/>
    </style:style>
    <style:style style:name="T10" style:family="text">
      <style:text-properties style:use-window-font-color="true" officeooo:rsid="00083ccc"/>
    </style:style>
    <style:style style:name="T11" style:family="text">
      <style:text-properties style:use-window-font-color="true" style:font-name="Liberation Serif" officeooo:rsid="0006771d"/>
    </style:style>
    <style:style style:name="T12" style:family="text">
      <style:text-properties style:use-window-font-color="true" style:font-name="Liberation Serif" officeooo:rsid="00083ccc"/>
    </style:style>
    <style:style style:name="T13" style:family="text">
      <style:text-properties officeooo:rsid="00108b3f"/>
    </style:style>
    <style:style style:name="T14" style:family="text">
      <style:text-properties officeooo:rsid="001245cb"/>
    </style:style>
    <style:style style:name="T15" style:family="text">
      <style:text-properties officeooo:rsid="00143c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LI-L1_ORF1</text:p>
      <text:p text:style-name="P1"/>
      <text:p text:style-name="P1"><text:tab/><text:tab/><text:span text:style-name="T1">Deletion at column 60</text:span></text:p>
      <text:p text:style-name="P4"><text:span text:style-name="T7">Row 3<text:tab/></text:span><text:tab/><text:span text:style-name="T2">TCC</text:span>TCC<text:span text:style-name="T5">AAA</text:span></text:p>
      <text:p text:style-name="P4"><text:span text:style-name="T7">Row 4<text:tab/></text:span><text:tab/><text:span text:style-name="T2">TCC</text:span><text:span text:style-name="T5">AAA</text:span></text:p>
      <text:p text:style-name="P4"><text:span text:style-name="T7">Row 5<text:tab/></text:span><text:tab/><text:span text:style-name="T2">TCC</text:span>TCC<text:span text:style-name="T5">AAA</text:span></text:p>
      <text:p text:style-name="P1"/>
      <text:p text:style-name="P2"><text:tab/><text:tab/><text:span text:style-name="T1">Deletion at end</text:span></text:p>
      <text:p text:style-name="P5"><text:span text:style-name="T7">Row 3<text:tab/></text:span><text:tab/><text:span text:style-name="T2">C</text:span><text:span text:style-name="T3">CAAA</text:span><text:span text:style-name="T9">ATG</text:span></text:p>
      <text:p text:style-name="P5"><text:span text:style-name="T7">Row 4<text:tab/></text:span><text:tab/><text:span text:style-name="T2">CC</text:span><text:span text:style-name="T3">AAA</text:span></text:p>
      <text:p text:style-name="P5"><text:span text:style-name="T7">Row 5<text:tab/></text:span><text:tab/><text:span text:style-name="T2">C</text:span><text:span text:style-name="T3">CAAA</text:span><text:span text:style-name="T9">ATG</text:span></text:p>
      <text:p text:style-name="P11"/>
      <text:p text:style-name="P3"><text:tab/><text:tab/><text:span text:style-name="T1">Deletion at column 416</text:span></text:p>
      <text:p text:style-name="P6"><text:span text:style-name="T7">Row </text:span><text:span text:style-name="T8">51</text:span><text:span text:style-name="T7"><text:tab/></text:span><text:span text:style-name="T4">GA</text:span><text:span text:style-name="T3">A</text:span><text:span text:style-name="T9">T</text:span><text:span text:style-name="T10">AA</text:span><text:span text:style-name="T6">AAA</text:span></text:p>
      <text:p text:style-name="P6"><text:span text:style-name="T7">Row </text:span><text:span text:style-name="T8">52</text:span><text:tab/><text:span text:style-name="T4">GA</text:span><text:span text:style-name="T3">A</text:span><text:span text:style-name="T6">AAA</text:span></text:p>
      <text:p text:style-name="P6"><text:span text:style-name="T7">Row 5</text:span><text:span text:style-name="T8">3</text:span><text:tab/><text:span text:style-name="T4">GA</text:span><text:span text:style-name="T3">A</text:span><text:span text:style-name="T9">T</text:span><text:span text:style-name="T10">AA</text:span><text:span text:style-name="T6">AAA</text:span></text:p>
      <text:p text:style-name="P12"/>
      <text:p text:style-name="P3"><text:tab/><text:tab/><text:span text:style-name="T1">Deletion at column 133</text:span></text:p>
      <text:p text:style-name="P6"><text:span text:style-name="T7">Row </text:span><text:span text:style-name="T8">121</text:span><text:span text:style-name="T7"><text:tab/></text:span><text:span text:style-name="T4">GA</text:span><text:span text:style-name="T3">A</text:span><text:span text:style-name="T10">GAA</text:span><text:span text:style-name="T6">GGC</text:span></text:p>
      <text:p text:style-name="P6"><text:span text:style-name="T7">Row </text:span><text:span text:style-name="T8">122</text:span><text:tab/><text:span text:style-name="T4">GA</text:span><text:span text:style-name="T3">A</text:span><text:span text:style-name="T6">GGC</text:span></text:p>
      <text:p text:style-name="P6"><text:span text:style-name="T11">Row </text:span><text:span text:style-name="T12">123</text:span><text:span text:style-name="T9"><text:tab/></text:span><text:span text:style-name="T4">GA</text:span><text:span text:style-name="T3">A</text:span><text:span text:style-name="T10">GAA</text:span><text:span text:style-name="T6">GGC</text:span></text:p>
      <text:p text:style-name="P11"/>
      <text:p text:style-name="P14">FLI-L1_ORF<text:span text:style-name="T14">2</text:span></text:p>
      <text:p text:style-name="P11"/>
      <text:p text:style-name="P10">Row 59, column 2073, deletion of 3 characters</text:p>
      <text:p text:style-name="P10">Row 60, column 1457, deletion of 9 characters</text:p>
      <text:p text:style-name="P10">Row 61, column 2720, deletion of 396 characters</text:p>
      <text:p text:style-name="P8">Row 73, column 2107, deletion of 3 characters</text:p>
      <text:p text:style-name="P8">Row 83, column 2347, deletion of 3 characters</text:p>
      <text:p text:style-name="P10">Row 86, column 2896, insertion of AAAAAA</text:p>
      <text:p text:style-name="P10">Row 88, column 2959, insertion of TGT</text:p>
      <text:p text:style-name="P8">Row 93, column 1023, deletion of 42 characters</text:p>
      <text:p text:style-name="P8">Row 94, column 1153, deletion of 3 characters</text:p>
      <text:p text:style-name="P9">Row <text:span text:style-name="T13">120</text:span>, column <text:span text:style-name="T13">3383</text:span>, deletion of 3 characters</text:p>
      <text:p text:style-name="P13"/>
      <text:p text:style-name="P16">FLI-L1_<text:span text:style-name="T15">Inter</text:span></text:p>
      <text:p text:style-name="P11"/>
      <text:p text:style-name="P17">Row 4, column 1, insertion of AGG</text:p>
      <text:p text:style-name="P17">Row 98, insertion of A at the end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5:28:56.734881415</meta:creation-date>
    <dc:date>2018-04-09T22:48:55.978738985</dc:date>
    <meta:editing-duration>PT2H10M7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147" meta:character-count="809" meta:non-whitespace-character-count="679"/>
  </office:meta>
</office:document-meta>
</file>